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42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_62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AppletContent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HomeApplet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Viewer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io/DefaultTexturesCat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io/FileUserPreferenc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acOSXConfigu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plugin/Plugin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BackgroundImageWizardSteps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FileContent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FurnitureCatalogList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FurnitureCatalog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Furniture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Home3DAttributes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HomeComponent3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HomeFurniture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Icon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ImportedTextureWizardSteps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Label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NullableSpin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PageSetup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Photo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PlanCompon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PrintPreview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Room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SwingToo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SwingViewFa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TextureChoiceCompon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ThreadedTask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UserPreferences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Video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Wall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FurnitureCatalog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Furniture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HomeFurniture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ImportedFurnitureWizard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Plan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UserPreferencesControll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applet/SweetHome3DAppl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applet/SweetHome3DView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io/DefaultFurnitureCat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io/DefaultHomeIn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io/DefaultHomeOut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io/HomeFileRecor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Model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OBJ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Photo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Texture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j3d/Wall3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Camer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CatalogDoorOrWindo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CatalogLigh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CatalogPieceOfFurni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CatalogTex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Ho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HomeApplic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HomeEnviron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HomeFurnitureGrou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HomePieceOfFurni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HomeTex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PieceOfFurni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UserPreferenc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model/Wal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swing/AutoCommitSpin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swing/JPEGImagesToVide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swing/ModelPreview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swing/UnfocusableToolBa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tools/ExtensionsClass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tools/TemporaryURLCont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viewcontroller/Content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3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viewcontroller/HomeVie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viewcontroller/PlanVie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viewcontroller/VideoControl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/com/eteks/sweethome3d/viewcontroller/ViewFactory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8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5:32:12.692499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33:18.427342660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72" meta:object-count="0"/>
  </office:meta>
</office:document-meta>
</file>